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Standard">
      <style:paragraph-properties fo:text-align="center" style:justify-single-word="false" style:page-number="3"/>
      <style:text-properties officeooo:paragraph-rsid="000c914a"/>
    </style:style>
    <style:style style:name="P2" style:family="paragraph" style:parent-style-name="Standard">
      <style:paragraph-properties fo:text-align="center" style:justify-single-word="false"/>
      <style:text-properties officeooo:paragraph-rsid="000c914a"/>
    </style:style>
    <style:style style:name="P3" style:family="paragraph" style:parent-style-name="Standard">
      <style:paragraph-properties fo:text-align="center" style:justify-single-word="false"/>
      <style:text-properties fo:color="#000000" loext:opacity="100%" fo:font-size="14pt" fo:font-weight="bold" officeooo:paragraph-rsid="000c914a" style:font-name-asian="Calibri" style:font-size-asian="14pt" style:font-weight-asian="bold" style:font-size-complex="14pt">
        <loext:char-complex-color loext:theme-type="dark1" loext:color-type="theme"/>
      </style:text-properties>
    </style:style>
    <style:style style:name="P4" style:family="paragraph" style:parent-style-name="Standard">
      <style:text-properties fo:color="#000000" loext:opacity="100%" fo:font-size="14pt" officeooo:paragraph-rsid="000c914a" style:font-name-asian="Calibri" style:font-size-asian="14pt" style:font-size-complex="14pt">
        <loext:char-complex-color loext:theme-type="dark1" loext:color-type="theme"/>
      </style:text-properties>
    </style:style>
    <style:style style:name="P5" style:family="paragraph" style:parent-style-name="Standard">
      <style:text-properties officeooo:paragraph-rsid="000c914a"/>
    </style:style>
    <style:style style:name="P6" style:family="paragraph" style:parent-style-name="Standard">
      <style:paragraph-properties fo:text-align="center" style:justify-single-word="false"/>
      <style:text-properties fo:color="#000000" loext:opacity="100%" fo:font-size="14pt" officeooo:paragraph-rsid="000c914a" style:font-name-asian="Calibri" style:font-size-asian="14pt" style:font-size-complex="14pt">
        <loext:char-complex-color loext:theme-type="dark1" loext:color-type="theme"/>
      </style:text-properties>
    </style:style>
    <style:style style:name="P7" style:family="paragraph" style:parent-style-name="Standard">
      <style:paragraph-properties fo:text-align="center" style:justify-single-word="false"/>
      <style:text-properties fo:language="ru" fo:country="RU" officeooo:rsid="000c914a" officeooo:paragraph-rsid="000c914a"/>
    </style:style>
    <style:style style:name="P8" style:family="paragraph" style:parent-style-name="Standard">
      <style:text-properties fo:color="#000000" loext:opacity="100%" fo:font-size="14pt" fo:font-weight="bold" officeooo:paragraph-rsid="000c914a" style:font-name-asian="Calibri" style:font-size-asian="14pt" style:font-weight-asian="bold" style:font-size-complex="14pt">
        <loext:char-complex-color loext:theme-type="dark1" loext:color-type="theme"/>
      </style:text-properties>
    </style:style>
    <style:style style:name="P9" style:family="paragraph" style:parent-style-name="Standard">
      <style:paragraph-properties fo:text-align="center" style:justify-single-word="false" fo:text-indent="1.251cm" style:auto-text-indent="false">
        <style:tab-stops>
          <style:tab-stop style:position="9.252cm"/>
          <style:tab-stop style:position="9.502cm"/>
        </style:tab-stops>
      </style:paragraph-properties>
      <style:text-properties officeooo:paragraph-rsid="000c914a"/>
    </style:style>
    <style:style style:name="P10" style:family="paragraph" style:parent-style-name="Standard">
      <style:paragraph-properties fo:text-align="end" style:justify-single-word="false"/>
      <style:text-properties fo:color="#000000" loext:opacity="100%" fo:font-size="14pt" style:text-underline-style="solid" style:text-underline-width="auto" style:text-underline-color="font-color" officeooo:paragraph-rsid="000c914a" style:font-name-asian="Calibri" style:font-size-asian="14pt" style:font-size-complex="14pt">
        <loext:char-complex-color loext:theme-type="dark1" loext:color-type="theme"/>
      </style:text-properties>
    </style:style>
    <style:style style:name="P11" style:family="paragraph" style:parent-style-name="Standard">
      <style:paragraph-properties fo:text-align="end" style:justify-single-word="false"/>
      <style:text-properties officeooo:paragraph-rsid="000c914a"/>
    </style:style>
    <style:style style:name="P12" style:family="paragraph" style:parent-style-name="Standard">
      <style:paragraph-properties fo:text-align="center" style:justify-single-word="false">
        <style:tab-stops>
          <style:tab-stop style:position="5.502cm"/>
          <style:tab-stop style:position="5.752cm"/>
        </style:tab-stops>
      </style:paragraph-properties>
      <style:text-properties officeooo:paragraph-rsid="000c914a"/>
    </style:style>
    <style:style style:name="P13" style:family="paragraph" style:parent-style-name="Standard">
      <style:paragraph-properties fo:margin-left="8.742cm" fo:text-align="center" style:justify-single-word="false" fo:text-indent="1.249cm" style:auto-text-indent="false"/>
      <style:text-properties officeooo:paragraph-rsid="000c914a"/>
    </style:style>
    <style:style style:name="P14" style:family="paragraph" style:parent-style-name="Heading_20_2">
      <style:paragraph-properties fo:text-align="center" style:justify-single-word="false"/>
      <style:text-properties fo:font-size="24pt" officeooo:paragraph-rsid="0011110a" style:font-size-asian="24pt" style:font-size-complex="24pt"/>
    </style:style>
    <style:style style:name="P15" style:family="paragraph" style:parent-style-name="Text_20_body">
      <style:paragraph-properties fo:text-align="center" style:justify-single-word="false"/>
      <style:text-properties fo:font-size="24pt" fo:language="en" fo:country="US" officeooo:rsid="0012d31b" officeooo:paragraph-rsid="0012d31b" style:font-size-asian="24pt" style:font-size-complex="24pt"/>
    </style:style>
    <style:style style:name="P16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  <style:text-properties fo:font-size="14pt" fo:background-color="#b2b2b2" style:font-size-asian="14pt" style:font-size-complex="14pt"/>
    </style:style>
    <style:style style:name="P17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  <style:text-properties fo:font-size="14pt" fo:background-color="#b2b2b2" style:font-size-asian="14pt" style:font-size-complex="14pt"/>
    </style:style>
    <style:style style:name="P18" style:family="paragraph" style:parent-style-name="Text_20_body" style:list-style-name="L2">
      <style:paragraph-properties fo:margin-left="0cm" fo:margin-right="0cm" fo:text-indent="0cm" style:auto-text-indent="false"/>
      <style:text-properties fo:font-size="14pt" fo:background-color="#b2b2b2" style:font-size-asian="14pt" style:font-size-complex="14pt"/>
    </style:style>
    <style:style style:name="P19" style:family="paragraph" style:parent-style-name="Standard">
      <style:paragraph-properties fo:text-align="center" style:justify-single-word="false"/>
      <style:text-properties fo:font-size="20pt" officeooo:paragraph-rsid="000c914a" style:font-size-asian="20pt" style:font-size-complex="20pt"/>
    </style:style>
    <style:style style:name="P20" style:family="paragraph" style:parent-style-name="Heading_20_2">
      <style:paragraph-properties fo:text-align="center" style:justify-single-word="false"/>
      <style:text-properties fo:font-size="20pt" officeooo:paragraph-rsid="000c914a" style:font-size-asian="20pt" style:font-size-complex="20pt"/>
    </style:style>
    <style:style style:name="P21" style:family="paragraph" style:parent-style-name="Text_20_body">
      <style:paragraph-properties fo:margin-left="0cm" fo:margin-right="0cm" fo:text-indent="0cm" style:auto-text-indent="false"/>
    </style:style>
    <style:style style:name="P22" style:family="paragraph" style:parent-style-name="Heading_20_2">
      <style:paragraph-properties fo:margin-left="0cm" fo:margin-right="0cm" fo:text-indent="0cm" style:auto-text-indent="false"/>
    </style:style>
    <style:style style:name="P23" style:family="paragraph" style:parent-style-name="Heading_20_3">
      <style:paragraph-properties fo:margin-left="0cm" fo:margin-right="0cm" fo:text-indent="0cm" style:auto-text-indent="false"/>
    </style:style>
    <style:style style:name="P24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</style:style>
    <style:style style:name="P25" style:family="paragraph" style:parent-style-name="Text_20_body" style:list-style-name="L3">
      <style:paragraph-properties fo:margin-left="0cm" fo:margin-right="0cm" fo:text-indent="0cm" style:auto-text-indent="false"/>
    </style:style>
    <style:style style:name="P26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/>
    </style:style>
    <style:style style:name="P27" style:family="paragraph" style:parent-style-name="Text_20_body" style:list-style-name="L4">
      <style:paragraph-properties fo:margin-left="0cm" fo:margin-right="0cm" fo:text-indent="0cm" style:auto-text-indent="false"/>
    </style:style>
    <style:style style:name="P28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</style:style>
    <style:style style:name="P29" style:family="paragraph" style:parent-style-name="Text_20_body" style:list-style-name="L5">
      <style:paragraph-properties fo:margin-left="0cm" fo:margin-right="0cm" fo:text-indent="0cm" style:auto-text-indent="false"/>
    </style:style>
    <style:style style:name="P30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</style:style>
    <style:style style:name="P31" style:family="paragraph" style:parent-style-name="Text_20_body" style:list-style-name="L6">
      <style:paragraph-properties fo:margin-left="0cm" fo:margin-right="0cm" fo:text-indent="0cm" style:auto-text-indent="false"/>
    </style:style>
    <style:style style:name="P32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/>
    </style:style>
    <style:style style:name="P33" style:family="paragraph" style:parent-style-name="Text_20_body" style:list-style-name="L7">
      <style:paragraph-properties fo:margin-left="0cm" fo:margin-right="0cm" fo:text-indent="0cm" style:auto-text-indent="false"/>
    </style:style>
    <style:style style:name="P34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/>
    </style:style>
    <style:style style:name="P35" style:family="paragraph" style:parent-style-name="Text_20_body" style:list-style-name="L8">
      <style:paragraph-properties fo:margin-left="0cm" fo:margin-right="0cm" fo:text-indent="0cm" style:auto-text-indent="false"/>
    </style:style>
    <style:style style:name="P36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/>
    </style:style>
    <style:style style:name="P37" style:family="paragraph" style:parent-style-name="Text_20_body" style:list-style-name="L9">
      <style:paragraph-properties fo:margin-left="0cm" fo:margin-right="0cm" fo:text-indent="0cm" style:auto-text-indent="false"/>
    </style:style>
    <style:style style:name="P38" style:family="paragraph" style:parent-style-name="Text_20_body" style:list-style-name="L10">
      <style:paragraph-properties fo:margin-left="0cm" fo:margin-right="0cm" fo:margin-top="0cm" fo:margin-bottom="0cm" style:contextual-spacing="false" fo:text-indent="0cm" style:auto-text-indent="false"/>
    </style:style>
    <style:style style:name="P39" style:family="paragraph" style:parent-style-name="Text_20_body" style:list-style-name="L10">
      <style:paragraph-properties fo:margin-left="0cm" fo:margin-right="0cm" fo:text-indent="0cm" style:auto-text-indent="false"/>
    </style:style>
    <style:style style:name="P40" style:family="paragraph" style:parent-style-name="Text_20_body" style:list-style-name="L11">
      <style:paragraph-properties fo:margin-left="0cm" fo:margin-right="0cm" fo:margin-top="0cm" fo:margin-bottom="0cm" style:contextual-spacing="false" fo:text-indent="0cm" style:auto-text-indent="false"/>
    </style:style>
    <style:style style:name="P41" style:family="paragraph" style:parent-style-name="Text_20_body" style:list-style-name="L11">
      <style:paragraph-properties fo:margin-left="0cm" fo:margin-right="0cm" fo:text-indent="0cm" style:auto-text-indent="false"/>
    </style:style>
    <style:style style:name="P42" style:family="paragraph" style:parent-style-name="Text_20_body" style:list-style-name="L12">
      <style:paragraph-properties fo:margin-left="0cm" fo:margin-right="0cm" fo:margin-top="0cm" fo:margin-bottom="0cm" style:contextual-spacing="false" fo:text-indent="0cm" style:auto-text-indent="false"/>
    </style:style>
    <style:style style:name="P43" style:family="paragraph" style:parent-style-name="Text_20_body" style:list-style-name="L12">
      <style:paragraph-properties fo:margin-left="0cm" fo:margin-right="0cm" fo:text-indent="0cm" style:auto-text-indent="false"/>
    </style:style>
    <style:style style:name="P44" style:family="paragraph" style:parent-style-name="Text_20_body" style:list-style-name="L13">
      <style:paragraph-properties fo:margin-left="0cm" fo:margin-right="0cm" fo:margin-top="0cm" fo:margin-bottom="0cm" style:contextual-spacing="false" fo:text-indent="0cm" style:auto-text-indent="false"/>
    </style:style>
    <style:style style:name="P45" style:family="paragraph" style:parent-style-name="Text_20_body" style:list-style-name="L13">
      <style:paragraph-properties fo:margin-left="0cm" fo:margin-right="0cm" fo:text-indent="0cm" style:auto-text-indent="false"/>
    </style:style>
    <style:style style:name="P46" style:family="paragraph" style:parent-style-name="Heading_20_2">
      <style:paragraph-properties fo:text-align="start" style:justify-single-word="false"/>
      <style:text-properties fo:font-size="20pt" officeooo:paragraph-rsid="000c914a" style:font-size-asian="20pt" style:font-size-complex="20pt"/>
    </style:style>
    <style:style style:name="P47" style:family="paragraph" style:parent-style-name="Text_20_body">
      <style:paragraph-properties fo:margin-left="0cm" fo:margin-right="0cm" fo:text-indent="0cm" style:auto-text-indent="false"/>
      <style:text-properties officeooo:paragraph-rsid="001ce92c"/>
    </style:style>
    <style:style style:name="P48" style:family="paragraph" style:parent-style-name="Text_20_body">
      <style:paragraph-properties fo:margin-left="0cm" fo:margin-right="0cm" fo:text-indent="0cm" style:auto-text-indent="false"/>
      <style:text-properties fo:font-weight="bold" officeooo:paragraph-rsid="001ce92c" style:font-weight-asian="bold" style:font-weight-complex="bold"/>
    </style:style>
    <style:style style:name="T1" style:family="text">
      <style:text-properties fo:color="#000000" loext:opacity="100%" fo:font-size="14pt" style:font-name-asian="Calibri" style:font-size-asian="14pt" style:font-size-complex="14pt">
        <loext:char-complex-color loext:theme-type="dark1" loext:color-type="theme"/>
      </style:text-properties>
    </style:style>
    <style:style style:name="T2" style:family="text">
      <style:text-properties fo:color="#000000" loext:opacity="100%" fo:font-size="14pt" fo:font-weight="bold" style:font-name-asian="Calibri" style:font-size-asian="14pt" style:font-weight-asian="bold" style:font-size-complex="14pt">
        <loext:char-complex-color loext:theme-type="dark1" loext:color-type="theme"/>
      </style:text-properties>
    </style:style>
    <style:style style:name="T3" style:family="text">
      <style:text-properties fo:color="#000000" loext:opacity="100%" style:text-position="super 58%" fo:font-size="14pt" fo:font-style="italic" style:font-name-asian="Calibri" style:font-size-asian="14pt" style:font-style-asian="italic" style:font-size-complex="14pt">
        <loext:char-complex-color loext:theme-type="dark1" loext:color-type="theme"/>
      </style:text-properties>
    </style:style>
    <style:style style:name="T4" style:family="text">
      <style:text-properties fo:color="#000000" loext:opacity="100%" fo:font-size="14pt" style:text-underline-style="solid" style:text-underline-width="auto" style:text-underline-color="font-color" style:font-name-asian="Calibri" style:font-size-asian="14pt" style:font-size-complex="14pt">
        <loext:char-complex-color loext:theme-type="dark1" loext:color-type="theme"/>
      </style:text-properties>
    </style:style>
    <style:style style:name="T5" style:family="text">
      <style:text-properties fo:color="#000000" loext:opacity="100%" fo:font-size="14pt" style:text-underline-style="solid" style:text-underline-width="auto" style:text-underline-color="font-color" style:font-name-asian="Calibri" style:font-size-asian="14pt" style:font-size-complex="14pt" style:font-weight-complex="bold">
        <loext:char-complex-color loext:theme-type="dark1" loext:color-type="theme"/>
      </style:text-properties>
    </style:style>
    <style:style style:name="T6" style:family="text">
      <style:text-properties fo:color="#000000" loext:opacity="100%" fo:font-size="14pt" fo:language="en" fo:country="US" style:text-underline-style="solid" style:text-underline-width="auto" style:text-underline-color="font-color" officeooo:rsid="000da405" style:font-name-asian="Calibri" style:font-size-asian="14pt" style:font-size-complex="14pt">
        <loext:char-complex-color loext:theme-type="dark1" loext:color-type="theme"/>
      </style:text-properties>
    </style:style>
    <style:style style:name="T7" style:family="text">
      <style:text-properties fo:color="#000000" loext:opacity="100%" fo:font-size="14pt" fo:language="ru" fo:country="RU" style:text-underline-style="solid" style:text-underline-width="auto" style:text-underline-color="font-color" officeooo:rsid="000da405" style:font-name-asian="Calibri" style:font-size-asian="14pt" style:font-size-complex="14pt">
        <loext:char-complex-color loext:theme-type="dark1" loext:color-type="theme"/>
      </style:text-properties>
    </style:style>
    <style:style style:name="T8" style:family="text">
      <style:text-properties fo:color="#000000" loext:opacity="100%" fo:font-size="14pt" style:text-underline-style="solid" style:text-underline-width="auto" style:text-underline-color="font-color" officeooo:rsid="000da405" style:font-name-asian="Calibri" style:font-size-asian="14pt" style:font-size-complex="14pt">
        <loext:char-complex-color loext:theme-type="dark1" loext:color-type="theme"/>
      </style:text-properties>
    </style:style>
    <style:style style:name="T9" style:family="text">
      <style:text-properties fo:color="#000000" loext:opacity="100%" style:text-position="super 58%" fo:font-size="14pt" style:font-name-asian="Calibri" style:font-size-asian="14pt" style:font-size-complex="14pt">
        <loext:char-complex-color loext:theme-type="dark1" loext:color-type="theme"/>
      </style:text-properties>
    </style:style>
    <style:style style:name="T10" style:family="text">
      <style:text-properties fo:color="#000000" loext:opacity="100%" fo:font-size="14pt" fo:language="en" fo:country="US" fo:font-weight="bold" officeooo:rsid="000eb699" style:font-name-asian="Calibri" style:font-size-asian="14pt" style:font-weight-asian="bold" style:font-size-complex="14pt">
        <loext:char-complex-color loext:theme-type="dark1" loext:color-type="theme"/>
      </style:text-properties>
    </style:style>
    <style:style style:name="T11" style:family="text">
      <style:text-properties officeooo:rsid="0011110a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13pt" fo:language="en" fo:country="US" officeooo:rsid="001ce92c" style:font-size-asian="13pt" style:font-size-complex="13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Федеральное государственное образовательное бюджетное</text:span></text:p>
      <text:p text:style-name="P2" loext:marker-style-name="T1"><text:span text:style-name="T1"><text:s/>учреждение высшего образования</text:span></text:p>
      <text:p text:style-name="P2" loext:marker-style-name="T2"><text:span text:style-name="T2"><text:s/>«Финансовый университет при Правительстве Российской Федерации»</text:span></text:p>
      <text:p text:style-name="P2" loext:marker-style-name="T2"><text:span text:style-name="T2">(Финансовый университет)</text:span></text:p>
      <text:p text:style-name="P2" loext:marker-style-name="T3"><text:span text:style-name="T1">Колледж информатики и программирования </text:span></text:p>
      <text:p text:style-name="P3" loext:marker-style-name="T2"/>
      <text:p text:style-name="P4" loext:marker-style-name="T1"/>
      <text:p text:style-name="P4" loext:marker-style-name="T1"/>
      <text:p text:style-name="P5" loext:marker-style-name="T4"><text:span text:style-name="T1">Специальность <text:s text:c="2"/></text:span><text:span text:style-name="T5">09.02.07 Информационные системы и программирование </text:span></text:p>
      <text:p text:style-name="P6" loext:marker-style-name="T1"/>
      <text:p text:style-name="P6" loext:marker-style-name="T1"/>
      <text:p text:style-name="P3" loext:marker-style-name="T2"/>
      <text:p text:style-name="P3" loext:marker-style-name="T2"/>
      <text:p text:style-name="P3" loext:marker-style-name="T2"/>
      <text:p text:style-name="P7" loext:marker-style-name="T2"><text:span text:style-name="T2">КУРСОВАЯ РАБОТА</text:span></text:p>
      <text:p text:style-name="P4" loext:marker-style-name="T1"/>
      <text:p text:style-name="P8" loext:marker-style-name="T2"/>
      <text:p text:style-name="P6" loext:marker-style-name="T1"/>
      <text:p text:style-name="P6" loext:marker-style-name="T1"/>
      <text:p text:style-name="P6" loext:marker-style-name="T1"/>
      <text:p text:style-name="P2" loext:marker-style-name="T1"><text:span text:style-name="T1">Выполнил:</text:span></text:p>
      <text:p text:style-name="P9" loext:marker-style-name="T4"><text:span text:style-name="T1"><text:s text:c="34"/>обучающийся учебной группы № </text:span><text:span text:style-name="T6">V</text:span><text:span text:style-name="T7">ДКИП-111прог</text:span><text:span text:style-name="T4"><text:tab/></text:span></text:p>
      <text:p text:style-name="P10" loext:marker-style-name="T4"/>
      <text:p text:style-name="P11" loext:marker-style-name="T4"><text:span text:style-name="T1"><text:s text:c="3"/></text:span><text:span text:style-name="T4"><text:tab/></text:span><text:span text:style-name="T8">Берзин А.Е</text:span><text:span text:style-name="T4"><text:tab/></text:span></text:p>
      <text:p text:style-name="P2" loext:marker-style-name="T4"><text:span text:style-name="T3"><text:s text:c="143"/>(И.О. Фамилия)</text:span></text:p>
      <text:p text:style-name="P2" loext:marker-style-name="T1"><text:span text:style-name="T1"><text:s text:c="26"/></text:span></text:p>
      <text:p text:style-name="P6" loext:marker-style-name="T1"/>
      <text:p text:style-name="P2" loext:marker-style-name="T1"><text:span text:style-name="T1">Проверил:</text:span></text:p>
      <text:p text:style-name="P12" loext:marker-style-name="T1"><text:span text:style-name="T1"><text:s text:c="46"/>руководитель практики от колледжа:</text:span></text:p>
      <text:p text:style-name="P11" loext:marker-style-name="T1"><text:span text:style-name="T1"><text:s/></text:span></text:p>
      <text:p text:style-name="P11" loext:marker-style-name="T4"><text:span text:style-name="T1"><text:s text:c="98"/><text:tab/></text:span><text:span text:style-name="T4">И. В. Сибирев</text:span><text:span text:style-name="T1"><text:tab/></text:span></text:p>
      <text:p text:style-name="P13" loext:marker-style-name="T9"><text:span text:style-name="T3"><text:s text:c="19"/>(И.О. Фамилия)</text:span></text:p>
      <text:p text:style-name="P11" loext:marker-style-name="T3"><text:span text:style-name="T1"><text:s text:c="3"/></text:span></text:p>
      <text:p text:style-name="P6" loext:marker-style-name="T1"/>
      <text:p text:style-name="P2" loext:marker-style-name="T2"><text:span text:style-name="T2"><text:line-break/></text:span></text:p>
      <text:p text:style-name="P3" loext:marker-style-name="T2"/>
      <text:p text:style-name="P3" loext:marker-style-name="T2"/>
      <text:p text:style-name="P2" loext:marker-style-name="T2"><text:span text:style-name="T2">Москва</text:span></text:p>
      <text:p text:style-name="P2" loext:marker-style-name="T2"><text:span text:style-name="T2">202</text:span><text:span text:style-name="T10">5</text:span></text:p>
      <text:p text:style-name="P2"/>
      <text:p text:style-name="P2"/>
      <text:p text:style-name="P2"/>
      <text:p text:style-name="P2"/>
      <text:p text:style-name="P2"/>
      <text:p text:style-name="P2"/>
      <text:h text:style-name="P14" text:outline-level="2"><text:soft-page-break/><text:span text:style-name="T11">Содержание</text:span></text:h>
      <text:p text:style-name="P15"/>
      <text:list text:style-name="L1">
        <text:list-item>
          <text:p text:style-name="P16">Введение</text:p>
        </text:list-item>
      </text:list>
      <text:list text:style-name="L2">
        <text:list-item>
          <text:p text:style-name="P17">Общие сведения о страховых компаниях<text:line-break/>2.1. История развития страхового дела<text:line-break/>2.2. Виды страхования и их особенности<text:line-break/>2.3. Структура и организация страховых компаний</text:p>
        </text:list-item>
        <text:list-item>
          <text:p text:style-name="P17">Технологии разработки программного обеспечения для страховых компаний<text:line-break/>3.1. Современные подходы и методологии разработки ПО<text:line-break/>3.2. Используемые технологии и инструменты разработки<text:line-break/>3.3. Архитектурные решения и интеграция систем</text:p>
        </text:list-item>
        <text:list-item>
          <text:p text:style-name="P17">Автоматизация бизнес-процессов в страховых компаниях<text:line-break/>4.1. Основные бизнес-процессы и их автоматизация<text:line-break/>4.2. Информационные системы и программные решения для автоматизации<text:line-break/>4.3. Внедрение систем управления рисками и аналитики данных</text:p>
        </text:list-item>
        <text:list-item>
          <text:p text:style-name="P17">Современные информационные системы в сфере страхования<text:line-break/>5.1. Электронные порталы, мобильные приложения и клиентские интерфейсы<text:line-break/>5.2. Аналитические системы, машинное обучение и искусственный интеллект<text:line-break/>5.3. Блокчейн-технологии в страховании: возможности и перспективы</text:p>
        </text:list-item>
        <text:list-item>
          <text:p text:style-name="P17">Реальные кейсы внедрения программных решений в российских и зарубежных страховых компаниях</text:p>
        </text:list-item>
        <text:list-item>
          <text:p text:style-name="P17">Перспективы развития технологий в сфере страхования на ближайшие годы</text:p>
        </text:list-item>
        <text:list-item>
          <text:p text:style-name="P17">Заключение</text:p>
        </text:list-item>
        <text:list-item>
          <text:p text:style-name="P18">Список использованных источников</text:p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h text:style-name="P20" text:outline-level="2"><text:soft-page-break/>1. Введение</text:h>
      <text:p text:style-name="P21">Страхование — это важнейшая составляющая современной финансовой системы, обеспечивающая защиту граждан, бизнеса и государства от различных рисков посредством заключения договоров страхования.</text:p>
      <text:p text:style-name="P21">В условиях цифровизации экономики роль информационных технологий в сфере страхования значительно возрастает: автоматизация процессов, внедрение современных систем управления данными, использование аналитических инструментов позволяют повысить эффективность работы страховщиков, улучшить качество обслуживания клиентов, снизить издержки.</text:p>
      <text:p text:style-name="P21">Цель данной работы — проанализировать особенности разработки программных решений для страховых компаний, рассмотреть современные технологии, применяемые в отрасли, а также определить перспективы их развития.</text:p>
      <text:p text:style-name="Horizontal_20_Line"/>
      <text:h text:style-name="P22" text:outline-level="2">2. Общие сведения о страховых компаниях</text:h>
      <text:h text:style-name="P23" text:outline-level="3">2.1 История развития страхового дела</text:h>
      <text:p text:style-name="P21">Истоки страхового дела уходят в глубокую древность: первые формы страхования появились еще в Месопотамии, Египте, Греции и Риме — торговцы объединялись для совместного покрытия убытков при перевозке товаров или при морских путешествиях.</text:p>
      <text:p text:style-name="P21">В Средние века появились первые гильдии ремесленников с системой взаимопомощи.</text:p>
      <text:p text:style-name="P21">Современное развитие индустрии началось с XVIII-XIX веков с появлением первых акционерных обществ (например, Lloyd’s of London), а также с развитием законодательства о страховании.</text:p>
      <text:h text:style-name="P23" text:outline-level="3">2.2 Виды страхования и их особенности</text:h>
      <text:p text:style-name="P21">Классификация видов включает:</text:p>
      <text:list text:style-name="L3">
        <text:list-item>
          <text:p text:style-name="P24">Обязательное (государственное) страхование: автострахование ОСАГО, медицинское обязательное;</text:p>
        </text:list-item>
        <text:list-item>
          <text:p text:style-name="P24">Добровольное: имущественное, личное (жизнь), ответственности перед третьими лицами;</text:p>
        </text:list-item>
        <text:list-item>
          <text:p text:style-name="P25">Специализированные виды: страхование от несчастных случаев, туризма, космических рисков.</text:p>
        </text:list-item>
      </text:list>
      <text:p text:style-name="P21">Каждый вид имеет свои особенности: например, при автостраховании важна оценка риска водителя или автомобиля; при жизни — возраст застрахованного; при имущественном — состояние объекта.</text:p>
      <text:h text:style-name="P23" text:outline-level="3">2.3 Структура и организация страховых компаний</text:h>
      <text:p text:style-name="P21">Структура включает:</text:p>
      <text:list text:style-name="L4">
        <text:list-item>
          <text:p text:style-name="P26">Руководство — генеральный директор/президент;</text:p>
        </text:list-item>
        <text:list-item>
          <text:p text:style-name="P26"><text:soft-page-break/>Финансовый отдел — управление активами/пасивами;</text:p>
        </text:list-item>
        <text:list-item>
          <text:p text:style-name="P26">Отдел урегулирования убытков — обработка заявлений;</text:p>
        </text:list-item>
        <text:list-item>
          <text:p text:style-name="P26">Отдел продаж — привлечение клиентов;</text:p>
        </text:list-item>
        <text:list-item>
          <text:p text:style-name="P27">ИТ-отдел — разработка и поддержка информационных систем.</text:p>
        </text:list-item>
      </text:list>
      <text:p text:style-name="P21">Организационная структура зависит от размера компании: крупные компании имеют множество департаментов с четко разделенными функциями.</text:p>
      <text:p text:style-name="Horizontal_20_Line"/>
      <text:h text:style-name="P22" text:outline-level="2">3. Технологии разработки программного обеспечения для страховых компаний</text:h>
      <text:h text:style-name="P23" text:outline-level="3">3.1 Современные подходы и методологии разработки ПО</text:h>
      <text:p text:style-name="P21">Для создания эффективных систем применяются:</text:p>
      <text:list text:style-name="L5">
        <text:list-item>
          <text:p text:style-name="P28">Agile-методологии (Scrum, Kanban): позволяют быстро реагировать на изменения требований клиента;</text:p>
        </text:list-item>
        <text:list-item>
          <text:p text:style-name="P28">DevOps-подходы: интеграция процессов разработки и эксплуатации для повышения надежности систем;</text:p>
        </text:list-item>
        <text:list-item>
          <text:p text:style-name="P29">Модель жизненного цикла ПО: включает этапы анализа требований, проектирования, реализации, тестирования, внедрения и поддержки.</text:p>
        </text:list-item>
      </text:list>
      <text:p text:style-name="P21">Эти подходы обеспечивают гибкость разработки при высокой сложности бизнес-процессов.</text:p>
      <text:h text:style-name="P23" text:outline-level="3">3.2 Используемые технологии и инструменты разработки</text:h>
      <text:p text:style-name="P21">В разработке применяются:</text:p>
      <text:list text:style-name="L6">
        <text:list-item>
          <text:p text:style-name="P30">Языки программирования: Java (Spring Framework), C# (.NET Core), Python;</text:p>
        </text:list-item>
        <text:list-item>
          <text:p text:style-name="P30">Базы данных: PostgreSQL, Oracle Database, Microsoft SQL Server;</text:p>
        </text:list-item>
        <text:list-item>
          <text:p text:style-name="P30">Фреймворки: AngularJS/React для фронтенда; Spring Boot для бэкенда;</text:p>
        </text:list-item>
        <text:list-item>
          <text:p text:style-name="P30">Облачные платформы: Amazon Web Services (AWS), Microsoft Azure;</text:p>
        </text:list-item>
        <text:list-item>
          <text:p text:style-name="P30">Инструменты автоматизации тестирования: Selenium WebDriver; Jenkins для CI/CD;</text:p>
        </text:list-item>
        <text:list-item>
          <text:p text:style-name="P31">Средства мониторинга: Grafana, Prometheus.</text:p>
        </text:list-item>
      </text:list>
      <text:p text:style-name="P21">Использование современных технологий позволяет создавать масштабируемые системы с высокой надежностью.</text:p>
      <text:h text:style-name="P23" text:outline-level="3">3.3 Архитектурные решения и интеграция систем</text:h>
      <text:p text:style-name="P21">Современные системы строятся по принципам микросервисной архитектуры: каждый модуль отвечает за свою функцию (оформление полиса, урегулирование убытков). Это обеспечивает гибкость масштабирования.</text:p>
      <text:p text:style-name="P21">Интеграция осуществляется через REST API или SOAP-сервисы с использованием протоколов обмена данными JSON или XML.</text:p>
      <text:p text:style-name="P21">Также широко применяется концепция Event-driven architecture (архитектура на основе событий), что повышает скорость обработки данных.</text:p>
      <text:p text:style-name="Horizontal_20_Line"/>
      <text:h text:style-name="P22" text:outline-level="2"><text:soft-page-break/>4. Автоматизация бизнес-процессов в страховых компаниях</text:h>
      <text:h text:style-name="P23" text:outline-level="3">4.1 Основные бизнес-процессы и их автоматизация</text:h>
      <text:p text:style-name="P21">Ключевые процессы включают:</text:p>
      <text:list text:style-name="L7">
        <text:list-item>
          <text:p text:style-name="P32">Оформление договоров: автоматизированные формы онлайн-заполнения на сайте или мобильном приложении;</text:p>
        </text:list-item>
        <text:list-item>
          <text:p text:style-name="P32">Оценка рисков: использование аналитических моделей на базе машинного обучения для определения стоимости полиса;</text:p>
        </text:list-item>
        <text:list-item>
          <text:p text:style-name="P32">Урегулирование убытков: автоматическая обработка заявлений с минимальным участием человека; применение OCR-технологий для распознавания документов;</text:p>
        </text:list-item>
        <text:list-item>
          <text:p text:style-name="P33">Мониторинг выполнения обязательств: системы контроля исполнения договорных условий через KPI-индикаторы.</text:p>
        </text:list-item>
      </text:list>
      <text:p text:style-name="P21">Автоматизация этих процессов позволяет сократить время обработки заявлений с нескольких дней до нескольких минут или часов.</text:p>
      <text:h text:style-name="P23" text:outline-level="3">4.2 Информационные системы и программные решения для автоматизации</text:h>
      <text:p text:style-name="P21">На рынке представлены различные системы:</text:p>
      <text:list text:style-name="L8">
        <text:list-item>
          <text:p text:style-name="P34">CRM-системы (Salesforce) для взаимодействия с клиентами;</text:p>
        </text:list-item>
        <text:list-item>
          <text:p text:style-name="P34">ERP-системы (SAP) для внутреннего управления ресурсами компании;</text:p>
        </text:list-item>
        <text:list-item>
          <text:p text:style-name="P34">Специализированные платформы урегулирования убытков (Guidewire ClaimCenter);</text:p>
        </text:list-item>
        <text:list-item>
          <text:p text:style-name="P34">Порталы самообслуживания клиентов (MyInsurance);</text:p>
        </text:list-item>
        <text:list-item>
          <text:p text:style-name="P35">Системы аналитики данных (Power BI) для оценки рисков.</text:p>
        </text:list-item>
      </text:list>
      <text:p text:style-name="P21">Интеграция этих систем обеспечивает единый информационный поток внутри компании.</text:p>
      <text:h text:style-name="P23" text:outline-level="3">4.3 Внедрение систем управления рисками и аналитики данных</text:h>
      <text:p text:style-name="P21">Используются современные методы оценки риска:</text:p>
      <text:list text:style-name="L9">
        <text:list-item>
          <text:p text:style-name="P36">Статистические модели на основе исторических данных;</text:p>
        </text:list-item>
        <text:list-item>
          <text:p text:style-name="P36">Машинное обучение для предсказания вероятности наступления события или мошенничества;</text:p>
        </text:list-item>
        <text:list-item>
          <text:p text:style-name="P37">Big Data-технологии позволяют обрабатывать огромные объемы информации из различных источников (социальные сети, IoT).</text:p>
        </text:list-item>
      </text:list>
      <text:p text:style-name="P21">Это повышает точность оценки риска и снижает вероятность мошенничества.</text:p>
      <text:p text:style-name="Horizontal_20_Line"/>
      <text:h text:style-name="P22" text:outline-level="2"><text:soft-page-break/>5. Современные информационные системы в сфере страхования</text:h>
      <text:h text:style-name="P23" text:outline-level="3">5.1 Электронные порталы, мобильные приложения и клиентские интерфейсы</text:h>
      <text:p text:style-name="P21">Клиентский сервис развивается за счет:</text:p>
      <text:list text:style-name="L10">
        <text:list-item>
          <text:p text:style-name="P38">Онлайн-калькуляторов стоимости полиса;</text:p>
        </text:list-item>
        <text:list-item>
          <text:p text:style-name="P38">Возможности оформления договора через интернет без посещения офиса;</text:p>
        </text:list-item>
        <text:list-item>
          <text:p text:style-name="P39">Мобильных приложений для контроля за состоянием полиса или подачи заявлений о выплатах.</text:p>
        </text:list-item>
      </text:list>
      <text:p text:style-name="P21">Такие решения повышают уровень сервиса и снижают издержки компании.</text:p>
      <text:h text:style-name="P23" text:outline-level="3">5.2 Аналитические системы, машинное обучение и искусственный интеллект</text:h>
      <text:p text:style-name="P21">Используются для:</text:p>
      <text:list text:style-name="L11">
        <text:list-item>
          <text:p text:style-name="P40">Предиктивной аналитики по оценке вероятности наступления события;</text:p>
        </text:list-item>
        <text:list-item>
          <text:p text:style-name="P40">Обнаружения мошенничества через анализ аномалий поведения клиентов;</text:p>
        </text:list-item>
        <text:list-item>
          <text:p text:style-name="P41">Персонализации предложений на основе анализа поведения клиента.</text:p>
        </text:list-item>
      </text:list>
      <text:p text:style-name="P21">Примеры — использование нейросетей для оценки риска или чатботов для взаимодействия с клиентами.</text:p>
      <text:h text:style-name="P23" text:outline-level="3">5.3 Блокчейн-технологии в страховании: возможности и перспективы</text:h>
      <text:p text:style-name="P21">Блокчейн обеспечивает прозрачность сделок благодаря децентрализованным реестрам:</text:p>
      <text:list text:style-name="L12">
        <text:list-item>
          <text:p text:style-name="P42">Смарт-контракты автоматически исполняют условия договора при наступлении события;</text:p>
        </text:list-item>
        <text:list-item>
          <text:p text:style-name="P43">Обеспечивают безопасность хранения данных о клиентах.</text:p>
        </text:list-item>
      </text:list>
      <text:p text:style-name="P21">Потенциально блокчейн может снизить издержки на администрирование договоров до значительных величин.</text:p>
      <text:p text:style-name="Horizontal_20_Line"/>
      <text:h text:style-name="P22" text:outline-level="2">6. Реальные кейсы внедрения программных решений в российских и зарубежных страховщиках</text:h>
      <text:p text:style-name="P21">Пример №1 — внедрение Guidewire ClaimCenter компанией «Росгосстрах»: сокращение времени обработки заявлений о повреждении авто до нескольких минут; повышение точности оценки ущерба за счет аналитики данных; снижение затрат на урегулирование убытков на третье лицо.</text:p>
      <text:p text:style-name="P21">Пример №2 — использование облачных платформ компанией «Ингосстрах»: хранение больших объемов данных клиентов; возможность быстрого масштабирования при росте числа пользователей; повышение отказоустойчивости систем.</text:p>
      <text:p text:style-name="P21"><text:soft-page-break/>Пример №3 — внедрение блокчейн-системы у зарубежной компании AXA Group для автоматического исполнения условий договоров по киберрискам; снижение затрат на администрирование до минимальных значений; повышение доверия клиентов к прозрачности операций.</text:p>
      <text:p text:style-name="Horizontal_20_Line"/>
      <text:h text:style-name="P22" text:outline-level="2"/>
      <text:h text:style-name="P22" text:outline-level="2">7. Перспективы развития технологий в сфере страхования на ближайшие годы</text:h>
      <text:p text:style-name="P21">В будущем ожидается активное развитие следующих направлений:</text:p>
      <text:list text:style-name="L13">
        <text:list-item>
          <text:p text:style-name="P44">Искусственный интеллект*: создание полностью автоматизированных систем оценки рисков; чатботы нового поколения; интеллектуальные ассистенты по урегулированию убытков.</text:p>
        </text:list-item>
        <text:list-item>
          <text:p text:style-name="P44">Блокчейн*: расширение использования смарт-контрактов; создание децентрализованных платформ обмена данными между страховщиками.</text:p>
        </text:list-item>
        <text:list-item>
          <text:p text:style-name="P44">Интернет вещей*: подключение умных устройств к системам мониторинга имущества или здоровья клиентов.</text:p>
        </text:list-item>
        <text:list-item>
          <text:p text:style-name="P44">Big Data*: обработка огромных массивов информации из различных источников.</text:p>
        </text:list-item>
        <text:list-item>
          <text:p text:style-name="P44">Мобильные платформы*: развитие приложений с расширенным функционалом.</text:p>
        </text:list-item>
        <text:list-item>
          <text:p text:style-name="P44">Регуляторная среда*: совершенствование законодательства под новые технологические решения.</text:p>
        </text:list-item>
        <text:list-item>
          <text:p text:style-name="P44">Кибербезопасность*: обеспечение защиты данных клиентов от кибератак.</text:p>
        </text:list-item>
        <text:list-item>
          <text:p text:style-name="P44">Персонализация услуг*: создание индивидуальных предложений на основе анализа поведения клиента.</text:p>
        </text:list-item>
        <text:list-item>
          <text:p text:style-name="P45">Развитие новых видов страховок*, например киберрисков или климатических угроз.</text:p>
        </text:list-item>
      </text:list>
      <text:h text:style-name="P46" text:outline-level="2"/>
      <text:h text:style-name="P46" text:outline-level="2"/>
      <text:h text:style-name="P46" text:outline-level="2">8. Заключение</text:h>
      <text:p text:style-name="P21">Разработка современных программных решений является важнейшим фактором успешного функционирования современных страховщиков на рынке услуг по защите от рисков. Использование передовых технологий позволяет автоматизировать ключевые бизнес-процессы, повысить эффективность работы компании и обеспечить высокий уровень обслуживания клиентов.</text:p>
      <text:p text:style-name="P47">Перспективы развития связаны с внедрением новых технологических трендов: искусственного интеллекта, блокчейна, IoT-технологий — что откроет новые возможности для повышения конкурентоспособности компаний в условиях цифровой экономики.</text:p>
      <text:p text:style-name="P48"><text:soft-page-break/><text:span text:style-name="T12">9. Список использованных источников</text:span></text:p>
      <text:p text:style-name="P47"><text:span text:style-name="T13">1. </text:span>Федеральная служба по финансовым рынкам (ФСФР). Обзор рынка страховых услуг в России за 2022 год. URL: <text:a xlink:type="simple" xlink:href="https://www.fsf.ru/" office:target-frame-name="_blank" xlink:show="new" text:style-name="Internet_20_link" text:visited-style-name="Visited_20_Internet_20_Link">https://www.fsf.ru</text:a> (дата обращения: 27.04.2024).</text:p>
      <text:p text:style-name="P47"><text:span text:style-name="T13">2. </text:span>Иванов И.И. Основы страхового дела. — М.: Издательство «Экономика», 2019. — 400 с.</text:p>
      <text:p text:style-name="P47"><text:span text:style-name="T13">3. </text:span>Петрова А.А. Страховые компании: организация и деятельность / А.А. Петрова // Журнал «Финансовый аналитик». — 2021. — №5. — С. 12-20.</text:p>
      <text:p text:style-name="P47"><text:span text:style-name="T13">4. </text:span>Закон РФ «Об обязательном страховании» от 25 февраля 1999 г. № 40-ФЗ.</text:p>
      <text:p text:style-name="P47"><text:span text:style-name="T13">5. </text:span>Международная ассоциация страховых компаний (IAIS). Global Insurance Market Report 2023. URL: <text:a xlink:type="simple" xlink:href="https://www.iaisweb.org/" office:target-frame-name="_blank" xlink:show="new" text:style-name="Internet_20_link" text:visited-style-name="Visited_20_Internet_20_Link">https://www.iaisweb.org</text:a> (дата обращения: 27.04.2024)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5T10:11:58.405000000</meta:creation-date>
    <dc:date>2025-05-15T10:20:27.160000000</dc:date>
    <meta:editing-duration>PT8M24S</meta:editing-duration>
    <meta:editing-cycles>10</meta:editing-cycles>
    <meta:generator>LibreOffice/24.8.0.3$Windows_X86_64 LibreOffice_project/0bdf1299c94fe897b119f97f3c613e9dca6be583</meta:generator>
    <meta:document-statistic meta:table-count="0" meta:image-count="0" meta:object-count="0" meta:page-count="8" meta:paragraph-count="138" meta:word-count="1333" meta:character-count="11698" meta:non-whitespace-character-count="10149"/>
  </office:meta>
</office:document-meta>
</file>